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5cm" fo:min-width="18.5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3.65cm" fo:min-width="3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63cm"/>
    </style:style>
    <style:style style:name="gr6" style:family="graphic" style:parent-style-name="standard">
      <style:graphic-properties draw:textarea-horizontal-align="justify" draw:textarea-vertical-align="middle" draw:auto-grow-height="false" fo:min-height="2.438cm" fo:min-width="2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6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3.15cm" fo:min-width="18.5cm"/>
    </style:style>
    <style:style style:name="gr12" style:family="graphic" style:parent-style-name="standard">
      <style:graphic-properties draw:fill-color="#adc5e7" draw:textarea-horizontal-align="justify" draw:textarea-vertical-align="middle" draw:auto-grow-height="false" fo:min-height="1.45cm" fo:min-width="1.3cm"/>
    </style:style>
    <style:style style:name="gr13" style:family="graphic" style:parent-style-name="standard">
      <style:graphic-properties draw:stroke="none" draw:fill="none" fo:min-height="0.557cm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5cm" fo:min-width="2.6cm" fo:padding-top="0.151cm" fo:padding-bottom="0.151cm" fo:padding-left="0.276cm" fo:padding-right="0.276cm"/>
    </style:style>
    <style:style style:name="gr15" style:family="graphic" style:parent-style-name="standard">
      <style:graphic-properties draw:textarea-horizontal-align="justify" draw:textarea-vertical-align="middle" draw:auto-grow-height="false" fo:min-height="16.45cm" fo:min-width="17.1cm"/>
    </style:style>
    <style:style style:name="gr1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98cm" fo:min-width="2.548cm" fo:padding-top="0.151cm" fo:padding-bottom="0.151cm" fo:padding-left="0.276cm" fo:padding-right="0.276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9.65cm" fo:min-width="17.1cm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2.296cm" fo:min-width="2.188cm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2.296cm" fo:min-width="2.1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6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5cm" fo:min-width="2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23" style:family="graphic" style:parent-style-name="standard">
      <style:graphic-properties draw:textarea-horizontal-align="justify" draw:textarea-vertical-align="middle" draw:auto-grow-height="false" fo:min-height="2.58cm" fo:min-width="2.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45cm" fo:min-width="2.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24cm"/>
    </style:style>
    <style:style style:name="gr30" style:family="graphic" style:parent-style-name="standard">
      <style:graphic-properties draw:textarea-horizontal-align="justify" draw:textarea-vertical-align="middle" draw:auto-grow-height="false" fo:min-height="3.498cm" fo:min-width="3.32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33" style:family="graphic" style:parent-style-name="standard">
      <style:graphic-properties draw:fill-color="#adc5e7" draw:textarea-horizontal-align="justify" draw:textarea-vertical-align="middle" draw:auto-grow-height="false" fo:min-height="1.05cm" fo:min-width="18.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35cm" fo:min-width="4.2cm"/>
    </style:style>
    <style:style style:name="gr35" style:family="graphic" style:parent-style-name="standard">
      <style:graphic-properties draw:textarea-horizontal-align="justify" draw:textarea-vertical-align="middle" draw:auto-grow-height="false" fo:min-height="13.75cm" fo:min-width="18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fill="none" draw:fill-color="#adc5e7" draw:textarea-horizontal-align="justify" draw:textarea-vertical-align="middle" draw:auto-grow-height="false" fo:min-height="0.65cm" fo:min-width="1.8cm"/>
    </style:style>
    <style:style style:name="gr40" style:family="graphic" style:parent-style-name="standard">
      <style:graphic-properties draw:textarea-horizontal-align="justify" draw:textarea-vertical-align="middle" draw:auto-grow-height="false" fo:min-height="9.55cm" fo:min-width="7.3cm"/>
    </style:style>
    <style:style style:name="gr41" style:family="graphic" style:parent-style-name="standard">
      <style:graphic-properties draw:fill-color="#729fcf" draw:textarea-horizontal-align="justify" draw:textarea-vertical-align="middle" draw:auto-grow-height="false" fo:min-height="9.55cm" fo:min-width="7.3cm"/>
    </style:style>
    <style:style style:name="gr42" style:family="graphic" style:parent-style-name="standard">
      <style:graphic-properties draw:fill="solid" draw:fill-color="#adc5e7" draw:textarea-horizontal-align="justify" draw:textarea-vertical-align="middle" draw:auto-grow-height="false" fo:min-height="2.95cm" fo:min-width="5.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44" style:family="graphic" style:parent-style-name="standard">
      <style:graphic-properties draw:fill="none" draw:fill-color="#adc5e7" draw:textarea-horizontal-align="justify" draw:textarea-vertical-align="middle" draw:auto-grow-height="false" fo:min-height="0.55cm" fo:min-width="1.4cm"/>
    </style:style>
    <style:style style:name="gr45" style:family="graphic" style:parent-style-name="standard">
      <style:graphic-properties draw:textarea-horizontal-align="justify" draw:textarea-vertical-align="middle" draw:auto-grow-height="false" fo:min-height="5.85cm" fo:min-width="17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47" style:family="graphic" style:parent-style-name="standard">
      <style:graphic-properties draw:fill="none" draw:fill-color="#729fcf" draw:textarea-horizontal-align="justify" draw:textarea-vertical-align="middle" draw:auto-grow-height="false" fo:min-height="0.55cm" fo:min-width="3.6cm"/>
    </style:style>
    <style:style style:name="gr48" style:family="graphic" style:parent-style-name="standard">
      <style:graphic-properties draw:textarea-horizontal-align="justify" draw:textarea-vertical-align="middle" draw:auto-grow-height="false" fo:min-height="7.55cm" fo:min-width="5.3cm"/>
    </style:style>
    <style:style style:name="gr49" style:family="graphic" style:parent-style-name="standard">
      <style:graphic-properties draw:fill="none" draw:fill-color="#adc5e7" draw:textarea-horizontal-align="justify" draw:textarea-vertical-align="middle" draw:auto-grow-height="false" fo:min-height="0.55cm" fo:min-width="2.8cm"/>
    </style:style>
    <style:style style:name="gr50" style:family="graphic" style:parent-style-name="standard">
      <style:graphic-properties draw:textarea-horizontal-align="justify" draw:textarea-vertical-align="middle" draw:auto-grow-height="false" fo:min-height="2.65cm" fo:min-width="17.7cm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adc5e7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adc5e7"/>
      <style:paragraph-properties fo:text-align="center"/>
    </style:style>
    <style:style style:name="P13" style:family="paragraph">
      <loext:graphic-properties draw:fill="solid" draw:fill-color="#adc5e7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</style:style>
    <style:style style:name="P16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7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3.9cm" svg:x="8cm" svg:y="3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39cm" svg:height="0.962cm" svg:x="8.9cm" svg:y="5.2cm">
          <draw:text-box>
            <text:p>LOGO</text:p>
          </draw:text-box>
        </draw:frame>
        <draw:frame draw:style-name="gr4" draw:text-style-name="P3" draw:layer="layout" svg:width="6.42cm" svg:height="0.962cm" svg:x="7.2cm" svg:y="2.3cm">
          <draw:text-box>
            <text:p>NOM ASSOCIATION</text:p>
          </draw:text-box>
        </draw:frame>
        <draw:frame draw:style-name="gr5" draw:text-style-name="P3" draw:layer="layout" svg:width="6.763cm" svg:height="1.673cm" svg:x="7.2cm" svg:y="9.627cm">
          <draw:text-box>
            <text:p><text:s text:c="7"/>NOUVEAUX</text:p>
            <text:p>PATRONS ET TUTOS</text:p>
          </draw:text-box>
        </draw:frame>
        <draw:custom-shape draw:style-name="gr6" draw:text-style-name="P1" draw:layer="layout" svg:width="4.1cm" svg:height="3.8cm" svg:x="2.6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13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2.7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8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13.5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2.8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8.1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1cm" svg:height="3.8cm" svg:x="13.6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cm" svg:height="1.662cm" svg:x="3.6cm" svg:y="13.9cm">
          <draw:text-box>
            <text:p>IMG</text:p>
          </draw:text-box>
        </draw:frame>
        <draw:frame draw:style-name="gr8" draw:text-style-name="P3" draw:layer="layout" svg:width="4.3cm" svg:height="1.3cm" svg:x="8.4cm" svg:y="27cm">
          <draw:text-box>
            <text:p>+ DE TUTOS </text:p>
          </draw:text-box>
        </draw:frame>
        <draw:frame draw:style-name="gr9" draw:text-style-name="P4" draw:layer="layout" svg:width="11.128cm" svg:height="0.806cm" svg:x="8.672cm" svg:y="1.194cm">
          <draw:text-box>
            <text:p><text:span text:style-name="T1">Présentation Réalisation Boite à outils Actualités</text:span></text:p>
          </draw:text-box>
        </draw:frame>
        <draw:frame draw:style-name="gr10" draw:text-style-name="P5" draw:layer="layout" svg:width="9.011cm" svg:height="0.725cm" svg:x="6.8cm" svg:y="27.8cm">
          <draw:text-box>
            <text:p><text:span text:style-name="T2">Renvoie vers la page Tuto dans boîte à outils</text:span></text:p>
          </draw:text-box>
        </draw:frame>
      </draw:page>
      <draw:page draw:name="page2" draw:style-name="dp1" draw:master-page-name="Standard">
        <draw:custom-shape draw:style-name="gr11" draw:text-style-name="P1" draw:layer="layout" svg:width="19cm" svg:height="3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7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8cm" svg:y="1.093cm">
          <draw:text-box>
            <text:p><text:span text:style-name="T1">Présentation Réalisation Boite à outils Actualités</text:span></text:p>
          </draw:text-box>
        </draw:frame>
        <draw:custom-shape draw:style-name="gr14" draw:text-style-name="P7" draw:layer="layout" svg:width="3.1cm" svg:height="1cm" svg:x="8.8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7.6cm" svg:height="16.7cm" svg:x="1.6cm" svg:y="8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62cm" svg:x="7.7cm" svg:y="7.2cm">
          <draw:text-box>
            <text:p>HISTORIQUE</text:p>
          </draw:text-box>
        </draw:frame>
      </draw:page>
      <draw:page draw:name="page3" draw:style-name="dp1" draw:master-page-name="Standard">
        <draw:custom-shape draw:style-name="gr11" draw:text-style-name="P1" draw:layer="layout" svg:width="19cm" svg:height="3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7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8cm" svg:y="1.093cm">
          <draw:text-box>
            <text:p><text:span text:style-name="T1">Présentation Réalisation Boite à outils Actualités</text:span></text:p>
          </draw:text-box>
        </draw:frame>
        <draw:custom-shape draw:style-name="gr16" draw:text-style-name="P7" draw:layer="layout" svg:width="3.1cm" svg:height="1cm" svg:x="8.8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7.6cm" svg:height="19.9cm" svg:x="1.6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cm" svg:height="0.962cm" svg:x="7.7cm" svg:y="5.7cm">
          <draw:text-box>
            <text:p>MEMBRES</text:p>
          </draw:text-box>
        </draw:frame>
        <draw:custom-shape draw:style-name="gr18" draw:text-style-name="P2" draw:layer="layout" svg:width="3.8cm" svg:height="3.6cm" svg:x="3.2cm" svg:y="8cm">
          <text:p text:style-name="P1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8cm" svg:height="3.6cm" svg:x="8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8cm" svg:height="3.6cm" svg:x="13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8cm" svg:height="3.6cm" svg:x="3.3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8cm" svg:height="3.6cm" svg:x="8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8cm" svg:height="3.6cm" svg:x="13.6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" draw:layer="layout" svg:width="3.262cm" svg:height="0.962cm" svg:x="3.8cm" svg:y="12.4cm">
          <draw:text-box>
            <text:p>Nom/Titre</text:p>
          </draw:text-box>
        </draw:frame>
      </draw:page>
      <draw:page draw:name="page4" draw:style-name="dp1" draw:master-page-name="Standard">
        <draw:custom-shape draw:style-name="gr11" draw:text-style-name="P1" draw:layer="layout" svg:width="19cm" svg:height="3.4cm" svg:x="1cm" svg:y="0.9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87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3cm">
          <draw:text-box>
            <text:p><text:span text:style-name="T1">Présentation Réalisation Boite à outils Actualités</text:span></text:p>
          </draw:text-box>
        </draw:frame>
        <draw:custom-shape draw:style-name="gr21" draw:text-style-name="P7" draw:layer="layout" svg:width="2.6cm" svg:height="0.8cm" svg:x="11.5cm" svg:y="1.3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5.078cm" svg:height="0.962cm" svg:x="7.5cm" svg:y="5.338cm">
          <draw:text-box>
            <text:p>REALISATIONS</text:p>
          </draw:text-box>
        </draw:frame>
        <draw:custom-shape draw:style-name="gr23" draw:text-style-name="P1" draw:layer="layout" svg:width="4.2cm" svg:height="4cm" svg:x="2.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8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1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2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8.3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14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2.4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8.2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13.9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2.475cm" svg:height="0.962cm" svg:x="3.5cm" svg:y="9.338cm">
          <draw:text-box>
            <text:p>Photos</text:p>
          </draw:text-box>
        </draw:frame>
        <draw:frame draw:style-name="gr25" draw:text-style-name="P3" draw:layer="layout" svg:width="4.9cm" svg:height="0.962cm" svg:x="2.6cm" svg:y="12.6cm">
          <draw:text-box>
            <text:p>Nom réalisation</text:p>
          </draw:text-box>
        </draw:frame>
      </draw:page>
      <draw:page draw:name="page5" draw:style-name="dp1" draw:master-page-name="Standard">
        <draw:custom-shape draw:style-name="gr11" draw:text-style-name="P1" draw:layer="layout" svg:width="19cm" svg:height="3.4cm" svg:x="1cm" svg:y="0.9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87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3cm">
          <draw:text-box>
            <text:p><text:span text:style-name="T1">Présentation Réalisation Boite à outils Actualités</text:span></text:p>
          </draw:text-box>
        </draw:frame>
        <draw:custom-shape draw:style-name="gr26" draw:text-style-name="P7" draw:layer="layout" svg:width="3.1cm" svg:height="0.7cm" svg:x="14cm" svg:y="1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2cm" svg:height="4cm" svg:x="2.5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8.3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14.0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2.5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8.30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14.00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2.401cm" svg:y="2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8.201cm" svg:y="2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2cm" svg:height="4cm" svg:x="13.901cm" svg:y="2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2.475cm" svg:height="0.962cm" svg:x="3.501cm" svg:y="9.339cm">
          <draw:text-box>
            <text:p>Photos</text:p>
          </draw:text-box>
        </draw:frame>
        <draw:frame draw:style-name="gr25" draw:text-style-name="P3" draw:layer="layout" svg:width="4.9cm" svg:height="0.962cm" svg:x="2.601cm" svg:y="12.601cm">
          <draw:text-box>
            <text:p>Nom réalisation</text:p>
          </draw:text-box>
        </draw:frame>
        <draw:frame draw:style-name="gr27" draw:text-style-name="P3" draw:layer="layout" svg:width="4.054cm" svg:height="0.962cm" svg:x="8.3cm" svg:y="6.038cm">
          <draw:text-box>
            <text:p>TUTORIELS</text:p>
          </draw:text-box>
        </draw:frame>
        <draw:line draw:style-name="gr28" draw:text-style-name="P7" draw:layer="layout" svg:x1="18cm" svg:y1="28.1cm" svg:x2="19.3cm" svg:y2="28.1cm">
          <text:p/>
        </draw:line>
      </draw:page>
      <draw:page draw:name="page6" draw:style-name="dp1" draw:master-page-name="Standard">
        <draw:custom-shape draw:style-name="gr11" draw:text-style-name="P1" draw:layer="layout" svg:width="19cm" svg:height="3.4cm" svg:x="1cm" svg:y="0.9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87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3cm">
          <draw:text-box>
            <text:p><text:span text:style-name="T1">Présentation Réalisation Boite à outils Actualités</text:span></text:p>
          </draw:text-box>
        </draw:frame>
        <draw:custom-shape draw:style-name="gr26" draw:text-style-name="P7" draw:layer="layout" svg:width="3.1cm" svg:height="0.7cm" svg:x="14cm" svg:y="1.3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8.524cm" svg:height="0.962cm" svg:x="6.7cm" svg:y="5.638cm">
          <draw:text-box>
            <text:p>NOM TUTO SELECTIONNE</text:p>
          </draw:text-box>
        </draw:frame>
        <draw:custom-shape draw:style-name="gr30" draw:text-style-name="P1" draw:layer="layout" svg:width="5.4cm" svg:height="5.3cm" svg:x="2.8cm" svg:y="8cm">
          <text:p text:style-name="P1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7" draw:layer="layout" svg:x1="10.8cm" svg:y1="8.7cm" svg:x2="17.3cm" svg:y2="8.7cm">
          <text:p/>
        </draw:line>
        <draw:line draw:style-name="gr31" draw:text-style-name="P7" draw:layer="layout" svg:x1="10.6cm" svg:y1="10.6cm" svg:x2="17.3cm" svg:y2="10.6cm">
          <text:p/>
        </draw:line>
        <draw:line draw:style-name="gr31" draw:text-style-name="P7" draw:layer="layout" svg:x1="10.3cm" svg:y1="13cm" svg:x2="17.4cm" svg:y2="13.1cm">
          <text:p/>
        </draw:line>
        <draw:line draw:style-name="gr31" draw:text-style-name="P7" draw:layer="layout" svg:x1="3.2cm" svg:y1="16.2cm" svg:x2="17.7cm" svg:y2="16.2cm">
          <text:p/>
        </draw:line>
        <draw:line draw:style-name="gr31" draw:text-style-name="P7" draw:layer="layout" svg:x1="3.3cm" svg:y1="19cm" svg:x2="17.7cm" svg:y2="19cm">
          <text:p/>
        </draw:line>
        <draw:line draw:style-name="gr31" draw:text-style-name="P7" draw:layer="layout" svg:x1="3.1cm" svg:y1="22.1cm" svg:x2="17.6cm" svg:y2="22.1cm">
          <text:p/>
        </draw:line>
        <draw:line draw:style-name="gr31" draw:text-style-name="P7" draw:layer="layout" svg:x1="2.9cm" svg:y1="24.9cm" svg:x2="17.7cm" svg:y2="25cm">
          <text:p/>
        </draw:line>
        <draw:frame draw:style-name="gr32" draw:text-style-name="P3" draw:layer="layout" svg:width="5.29cm" svg:height="0.962cm" svg:x="7.8cm" svg:y="17.438cm">
          <draw:text-box>
            <text:p>Explications Tuto</text:p>
          </draw:text-box>
        </draw:frame>
      </draw:page>
      <draw:page draw:name="page7" draw:style-name="dp1" draw:master-page-name="Standard">
        <draw:custom-shape draw:style-name="gr11" draw:text-style-name="P1" draw:layer="layout" svg:width="19cm" svg:height="3.4cm" svg:x="1cm" svg:y="0.98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87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3cm">
          <draw:text-box>
            <text:p><text:span text:style-name="T1">Présentation Réalisation Boite à outils Actualités</text:span></text:p>
          </draw:text-box>
        </draw:frame>
        <draw:custom-shape draw:style-name="gr21" draw:text-style-name="P7" draw:layer="layout" svg:width="2.6cm" svg:height="0.8cm" svg:x="17cm" svg:y="1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9cm" svg:height="1.3cm" svg:x="1cm" svg:y="4.4cm">
          <text:p text:style-name="P1"><text:span text:style-name="T1">Toutes les actualités <text:s/>Annuaire <text:s/>Articles <text:s/>Petites annonces <text:s/>Evènements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4.7cm" svg:height="0.6cm" svg:x="2.5cm" svg:y="4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19cm" svg:height="14cm" svg:x="1cm" svg:y="11cm">
          <text:p text:style-name="P1"><text:span text:style-name="T3">IMAGE EN FOND </text:span><text:span text:style-name="T3"><text:line-break/></text:span><text:span text:style-name="T3">+</text:span><text:span text:style-name="T3"><text:line-break/></text:span><text:span text:style-name="T3">TEXTE</text:span></text:p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4.418cm" svg:height="0.962cm" svg:x="7.9cm" svg:y="8.538cm">
          <draw:text-box>
            <text:p>ACTUALITES</text:p>
          </draw:text-box>
        </draw:frame>
        <draw:line draw:style-name="gr31" draw:text-style-name="P7" draw:layer="layout" svg:x1="3.2cm" svg:y1="11.6cm" svg:x2="16.6cm" svg:y2="11.6cm">
          <text:p/>
        </draw:line>
        <draw:line draw:style-name="gr31" draw:text-style-name="P7" draw:layer="layout" svg:x1="2.9cm" svg:y1="13.1cm" svg:x2="16.9cm" svg:y2="13.1cm">
          <text:p/>
        </draw:line>
        <draw:line draw:style-name="gr31" draw:text-style-name="P7" draw:layer="layout" svg:x1="3.2cm" svg:y1="14.7cm" svg:x2="16.4cm" svg:y2="14.6cm">
          <text:p/>
        </draw:line>
        <draw:line draw:style-name="gr31" draw:text-style-name="P7" draw:layer="layout" svg:x1="3.2cm" svg:y1="16.2cm" svg:x2="16.8cm" svg:y2="16.4cm">
          <text:p/>
        </draw:line>
        <draw:line draw:style-name="gr31" draw:text-style-name="P7" draw:layer="layout" svg:x1="3.3cm" svg:y1="18.3cm" svg:x2="17.1cm" svg:y2="18.3cm">
          <text:p/>
        </draw:line>
        <draw:frame draw:style-name="gr37" draw:text-style-name="P11" draw:layer="layout" svg:width="6.632cm" svg:height="1.352cm" svg:x="7.168cm" svg:y="11.7cm">
          <draw:text-box>
            <text:p><text:span text:style-name="T4">CARROUSEL</text:span></text:p>
          </draw:text-box>
        </draw:frame>
        <draw:line draw:style-name="gr38" draw:text-style-name="P7" draw:layer="layout" svg:x1="16.6cm" svg:y1="15.5cm" svg:x2="18.2cm" svg:y2="15.5cm">
          <text:p/>
        </draw:line>
      </draw:page>
      <draw:page draw:name="page8" draw:style-name="dp1" draw:master-page-name="Standard">
        <draw:custom-shape draw:style-name="gr11" draw:text-style-name="P1" draw:layer="layout" svg:width="19cm" svg:height="3.4cm" svg:x="1cm" svg:y="0.9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88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4cm">
          <draw:text-box>
            <text:p><text:span text:style-name="T1">Présentation Réalisation Boite à outils Actualités</text:span></text:p>
          </draw:text-box>
        </draw:frame>
        <draw:custom-shape draw:style-name="gr21" draw:text-style-name="P7" draw:layer="layout" svg:width="2.6cm" svg:height="0.8cm" svg:x="17cm" svg:y="1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9cm" svg:height="1.3cm" svg:x="1cm" svg:y="4.401cm">
          <text:p text:style-name="P1"><text:span text:style-name="T1">Toutes les actualités <text:s/>Annuaire <text:s/>Articles <text:s/>Petites annonces <text:s/>Evènements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2.3cm" svg:height="0.9cm" svg:x="7.2cm" svg:y="4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7.8cm" svg:height="9.8cm" svg:x="1.8cm" svg:y="6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7.8cm" svg:height="9.8cm" svg:x="11.1cm" svg:y="6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7.8cm" svg:height="9.8cm" svg:x="1.8cm" svg:y="17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7.8cm" svg:height="9.8cm" svg:x="11.1cm" svg:y="17.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6.4cm" svg:height="3.2cm" svg:x="2.5cm" svg:y="7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6.4cm" svg:height="3.2cm" svg:x="11.8cm" svg:y="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6.4cm" svg:height="3.2cm" svg:x="2.4cm" svg:y="18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6.4cm" svg:height="3.2cm" svg:x="11.8cm" svg:y="18.5cm">
          <text:p/>
          <draw:enhanced-geometry svg:viewBox="0 0 21600 21600" draw:type="rectangle" draw:enhanced-path="M 0 0 L 21600 0 21600 21600 0 21600 0 0 Z N"/>
        </draw:custom-shape>
        <draw:frame draw:style-name="gr43" draw:text-style-name="P15" draw:layer="layout" svg:width="1.704cm" svg:height="0.962cm" svg:x="4.7cm" svg:y="8.238cm">
          <draw:text-box>
            <text:p text:style-name="P14">IMG</text:p>
          </draw:text-box>
        </draw:frame>
        <draw:frame draw:style-name="gr37" draw:text-style-name="P15" draw:layer="layout" svg:width="8.109cm" svg:height="0.962cm" svg:x="6.5cm" svg:y="27.7cm">
          <draw:text-box>
            <text:p text:style-name="P14">DIFFERENTS CONTACTS</text:p>
          </draw:text-box>
        </draw:frame>
        <draw:frame draw:style-name="gr37" draw:text-style-name="P15" draw:layer="layout" svg:width="6.247cm" svg:height="1.673cm" svg:x="2.553cm" svg:y="11.3cm">
          <draw:text-box>
            <text:p text:style-name="P14">Descriptif du contact</text:p>
            <text:p text:style-name="P14">+ Numéro</text:p>
          </draw:text-box>
        </draw:frame>
      </draw:page>
      <draw:page draw:name="page9" draw:style-name="dp1" draw:master-page-name="Standard">
        <draw:custom-shape draw:style-name="gr11" draw:text-style-name="P1" draw:layer="layout" svg:width="19cm" svg:height="3.4cm" svg:x="1cm" svg:y="0.9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89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5cm">
          <draw:text-box>
            <text:p><text:span text:style-name="T1">Présentation Réalisation Boite à outils Actualités</text:span></text:p>
          </draw:text-box>
        </draw:frame>
        <draw:custom-shape draw:style-name="gr21" draw:text-style-name="P7" draw:layer="layout" svg:width="2.6cm" svg:height="0.8cm" svg:x="17cm" svg:y="1.3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9cm" svg:height="1.3cm" svg:x="1cm" svg:y="4.402cm">
          <text:p text:style-name="P1"><text:span text:style-name="T1">Toutes les actualités <text:s/>Annuaire <text:s/>Articles <text:s/>Petites annonces <text:s/>Evènement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1.9cm" svg:height="0.8cm" svg:x="9.5cm" svg:y="4.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8cm" svg:height="6.1cm" svg:x="1.4cm" svg:y="7.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8cm" svg:height="6.1cm" svg:x="1.5cm" svg:y="14.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8cm" svg:height="6.1cm" svg:x="1.5cm" svg:y="21.4cm">
          <text:p/>
          <draw:enhanced-geometry svg:viewBox="0 0 21600 21600" draw:type="rectangle" draw:enhanced-path="M 0 0 L 21600 0 21600 21600 0 21600 0 0 Z N"/>
        </draw:custom-shape>
        <draw:frame draw:style-name="gr37" draw:text-style-name="P15" draw:layer="layout" svg:width="11.822cm" svg:height="0.962cm" svg:x="4.765cm" svg:y="5.957cm">
          <draw:text-box>
            <text:p text:style-name="P14">NEWS A PROPOS DE L’ASSOCIATION</text:p>
          </draw:text-box>
        </draw:frame>
        <draw:frame draw:style-name="gr46" draw:text-style-name="P15" draw:layer="layout" svg:width="2.551cm" svg:height="0.962cm" svg:x="8.849cm" svg:y="9.438cm">
          <draw:text-box>
            <text:p text:style-name="P14">TEXTE</text:p>
          </draw:text-box>
        </draw:frame>
      </draw:page>
      <draw:page draw:name="page10" draw:style-name="dp1" draw:master-page-name="Standard">
        <draw:custom-shape draw:style-name="gr11" draw:text-style-name="P1" draw:layer="layout" svg:width="19cm" svg:height="3.4cm" svg:x="1cm" svg:y="0.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9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6cm">
          <draw:text-box>
            <text:p><text:span text:style-name="T1">Présentation Réalisation Boite à outils Actualités</text:span></text:p>
          </draw:text-box>
        </draw:frame>
        <draw:custom-shape draw:style-name="gr21" draw:text-style-name="P7" draw:layer="layout" svg:width="2.6cm" svg:height="0.8cm" svg:x="17cm" svg:y="1.3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9cm" svg:height="1.3cm" svg:x="1cm" svg:y="4.403cm">
          <text:p text:style-name="P1"><text:span text:style-name="T1">Toutes les actualités <text:s/>Annuaire <text:s/>Articles <text:s/>Petites annonces <text:s/>Evènements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4.1cm" svg:height="0.8cm" svg:x="11.3cm" svg:y="4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5.8cm" svg:height="7.8cm" svg:x="3cm" svg:y="7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5.8cm" svg:height="7.8cm" svg:x="12.2cm" svg:y="7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5.8cm" svg:height="7.8cm" svg:x="3cm" svg:y="17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5.8cm" svg:height="7.8cm" svg:x="12.2cm" svg:y="17.8cm">
          <text:p/>
          <draw:enhanced-geometry svg:viewBox="0 0 21600 21600" draw:type="rectangle" draw:enhanced-path="M 0 0 L 21600 0 21600 21600 0 21600 0 0 Z N"/>
        </draw:custom-shape>
        <draw:frame draw:style-name="gr37" draw:text-style-name="P15" draw:layer="layout" svg:width="12.978cm" svg:height="0.962cm" svg:x="4.422cm" svg:y="6.338cm">
          <draw:text-box>
            <text:p text:style-name="P14">OFFRES D’EMPLOI au sein de l’association</text:p>
          </draw:text-box>
        </draw:frame>
        <draw:frame draw:style-name="gr37" draw:text-style-name="P15" draw:layer="layout" svg:width="2.551cm" svg:height="0.962cm" svg:x="4.6cm" svg:y="11.1cm">
          <draw:text-box>
            <text:p text:style-name="P14">TEXTE</text:p>
          </draw:text-box>
        </draw:frame>
      </draw:page>
      <draw:page draw:name="page11" draw:style-name="dp1" draw:master-page-name="Standard">
        <draw:custom-shape draw:style-name="gr11" draw:text-style-name="P1" draw:layer="layout" svg:width="19cm" svg:height="3.4cm" svg:x="1cm" svg:y="0.9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8cm" svg:height="1.7cm" svg:x="1.5cm" svg:y="1.691cm">
          <text:p text:style-name="P1">Logo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1.128cm" svg:height="0.807cm" svg:x="8.472cm" svg:y="1.297cm">
          <draw:text-box>
            <text:p><text:span text:style-name="T1">Présentation Réalisation Boite à outils Actualités</text:span></text:p>
          </draw:text-box>
        </draw:frame>
        <draw:custom-shape draw:style-name="gr21" draw:text-style-name="P7" draw:layer="layout" svg:width="2.6cm" svg:height="0.8cm" svg:x="17cm" svg:y="1.3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9cm" svg:height="1.3cm" svg:x="1cm" svg:y="4.404cm">
          <text:p text:style-name="P1"><text:span text:style-name="T1">Toutes les actualités <text:s/>Annuaire <text:s/>Articles <text:s/>Petites annonces <text:s/>Evèneme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3.3cm" svg:height="0.8cm" svg:x="15.4cm" svg:y="4.7cm">
          <text:p/>
          <draw:enhanced-geometry svg:viewBox="0 0 21600 21600" draw:type="rectangle" draw:enhanced-path="M 0 0 L 21600 0 21600 21600 0 21600 0 0 Z N"/>
        </draw:custom-shape>
        <draw:frame draw:style-name="gr37" draw:text-style-name="P15" draw:layer="layout" svg:width="7.521cm" svg:height="0.962cm" svg:x="6.3cm" svg:y="6.338cm">
          <draw:text-box>
            <text:p text:style-name="P14">EVENEMENTS A VENIR</text:p>
          </draw:text-box>
        </draw:frame>
        <draw:custom-shape draw:style-name="gr50" draw:text-style-name="P1" draw:layer="layout" svg:width="18.2cm" svg:height="2.9cm" svg:x="1.4cm" svg:y="8.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8.2cm" svg:height="2.9cm" svg:x="1.4cm" svg:y="11.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8.2cm" svg:height="2.9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8.2cm" svg:height="2.9cm" svg:x="1.4cm" svg:y="19.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8.2cm" svg:height="2.9cm" svg:x="1.4cm" svg:y="23.6cm">
          <text:p/>
          <draw:enhanced-geometry svg:viewBox="0 0 21600 21600" draw:type="rectangle" draw:enhanced-path="M 0 0 L 21600 0 21600 21600 0 21600 0 0 Z N"/>
        </draw:custom-shape>
        <draw:frame draw:style-name="gr37" draw:text-style-name="P15" draw:layer="layout" svg:width="5.646cm" svg:height="1.673cm" svg:x="3.7cm" svg:y="9.2cm">
          <draw:text-box>
            <text:p text:style-name="P14">TEXTE</text:p>
            <text:p text:style-name="P14">Lieux et adresse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09:47:41.484431051</meta:creation-date>
    <dc:date>2018-12-31T13:08:15.630825700</dc:date>
    <meta:editing-duration>PT6H1M19S</meta:editing-duration>
    <meta:editing-cycles>14</meta:editing-cycles>
    <meta:generator>LibreOffice/6.0.7.3$Linux_X86_64 LibreOffice_project/00m0$Build-3</meta:generator>
    <meta:document-statistic meta:object-count="152"/>
  </office:meta>
</office:document-meta>
</file>